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4aa8" officeooo:paragraph-rsid="00194aa8"/>
    </style:style>
    <style:style style:name="P2" style:family="paragraph" style:parent-style-name="Standard">
      <style:text-properties officeooo:rsid="001a598d" officeooo:paragraph-rsid="001a598d"/>
    </style:style>
    <style:style style:name="P3" style:family="paragraph" style:parent-style-name="Standard">
      <style:text-properties officeooo:rsid="001a598d" officeooo:paragraph-rsid="001a61dd"/>
    </style:style>
    <style:style style:name="P4" style:family="paragraph" style:parent-style-name="Standard">
      <style:text-properties officeooo:rsid="001a61dd" officeooo:paragraph-rsid="001a61dd"/>
    </style:style>
    <style:style style:name="P5" style:family="paragraph" style:parent-style-name="Standard">
      <style:text-properties officeooo:rsid="001a61dd" officeooo:paragraph-rsid="001a61dd"/>
    </style:style>
    <style:style style:name="T1" style:family="text">
      <style:text-properties officeooo:rsid="001a61dd"/>
    </style:style>
    <style:style style:name="T2" style:family="text">
      <style:text-properties officeooo:rsid="001c4224"/>
    </style:style>
    <style:style style:name="T3" style:family="text">
      <style:text-properties officeooo:rsid="001b801c"/>
    </style:style>
    <style:style style:name="T4" style:family="text">
      <style:text-properties officeooo:rsid="001bc4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TE</text:p>
      <text:p text:style-name="P3"><text:span text:style-name="T2">Cuarto planeta del Sistema Solar. Su nombre proviene de el dios de la guerra de la mitologia romana. C</text:span>onocido por el planeta rojo por la <text:span text:style-name="T3">composición</text:span> de su superficie de oxido de hierro.</text:p>
      <text:p text:style-name="P2">Su <text:span text:style-name="T3">atmósfera</text:span> esta compuesta de <text:span text:style-name="T3">dióxido</text:span> de carbono.</text:p>
      <text:p text:style-name="P3">Tiene dos <text:span text:style-name="T3">satélites, en</text:span> realidad su <text:span text:style-name="T3">densidad</text:span> y <text:span text:style-name="T3">morfología</text:span> hace pensar que son <text:span text:style-name="T3">asteroides</text:span> procedente del <text:span text:style-name="T3">Cinturón</text:span> de <text:span text:style-name="T3">Asteroide</text:span> y capturados por Martes. Fobos <text:s/>(terror en griego) el mas cercano y grande y <text:span text:style-name="T3">D</text:span>eimos (<text:span text:style-name="T3">pánico</text:span> en griego) el mas lejano y pequeño. <text:span text:style-name="T1">Fueron descubierto por Asaph en 1877.</text:span> </text:p>
      <text:p text:style-name="P4">En <text:span text:style-name="T3">M</text:span>arte se encuentra la montaña mas grande del Sistema Solar, el monte <text:span text:style-name="T3">O</text:span>limpo con 27.000 km, tres ves mas alto que el <text:span text:style-name="T3">E</text:span>verest.</text:p>
      <text:p text:style-name="P4">Su eje de <text:span text:style-name="T3">rotación</text:span> es muy parecido a de la tierra por eso sus estaciones son muy parecida a las terrestres.</text:p>
      <text:p text:style-name="P4"><text:s/>Galileo fue el primero en observarlo.</text:p>
      <text:p text:style-name="P4">La superficie de martes posee <text:span text:style-name="T3">cráteres</text:span> de impactos, campos de lava, volcanes, dunas de arenas...</text:p>
      <text:p text:style-name="P4">su <text:span text:style-name="T3">composición</text:span> fundamenta<text:span text:style-name="T3">l</text:span> es de basalto <text:span text:style-name="T3">volcánico</text:span> con un alto contenido en <text:span text:style-name="T3">ó</text:span>xido de hierro.</text:p>
      <text:p text:style-name="P4">Su <text:span text:style-name="T3">atmósfera</text:span> es muy tenue, compuesta de 95 % de <text:span text:style-name="T3">dióxido</text:span> de carbono, 2,7 % <text:span text:style-name="T3">nitrógeno</text:span>, 1,6% <text:span text:style-name="T3">argón</text:span> y trazas de oxigeno molecular.</text:p>
      <text:p text:style-name="P4">Martes posee <text:span text:style-name="T3">asteroides</text:span> troyanos. Los tres reconocido por UAI <text:s/>son: 5261 <text:span text:style-name="T4">''E</text:span>ureka<text:span text:style-name="T4">''</text:span>, 101429 VF31 y 121514VJ7.</text:p>
      <text:p text:style-name="P4"/>
      <text:p text:style-name="P4">DATOS</text:p>
      <text:p text:style-name="P4">Magnitud aparente: -2,8</text:p>
      <text:p text:style-name="P4"><text:span text:style-name="T3">P</text:span>eriodo orbital sideral: 686,971 <text:span text:style-name="T3">días</text:span></text:p>
      <text:p text:style-name="P4"><text:span text:style-name="T3">P</text:span>eriodo orbital sinodico:779,96 <text:span text:style-name="T3">días</text:span></text:p>
      <text:p text:style-name="P4"><text:span text:style-name="T3">V</text:span>elocidad (media) orbital:24,077 Km/s</text:p>
      <text:p text:style-name="P4"><text:span text:style-name="T3">G</text:span>ravedad:3,711 m/s2</text:p>
      <text:p text:style-name="P4"><text:span text:style-name="T3">P</text:span>eriodo de <text:span text:style-name="T3">rotación</text:span>: 24,6229 horas</text:p>
      <text:p text:style-name="P4"><text:span text:style-name="T3">T</text:span>emperatura:-87 ºC – 20 ºC</text:p>
      <text:p text:style-name="P4"><text:span text:style-name="T3">Composición</text:span> <text:span text:style-name="T3">atmósfera</text:span>: 95,32 % <text:span text:style-name="T3">dióxido</text:span> de carbono, 27% <text:span text:style-name="T3">nitrógeno</text:span>, 1.6 % <text:span text:style-name="T3">argón</text:span>, otros.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17:59:14.887918562</meta:creation-date>
    <meta:editing-duration>PT14M35S</meta:editing-duration>
    <meta:editing-cycles>3</meta:editing-cycles>
    <meta:generator>LibreOffice/4.2.8.2$Linux_X86_64 LibreOffice_project/420m0$Build-2</meta:generator>
    <dc:date>2016-01-20T12:58:47.123383009</dc:date>
    <meta:document-statistic meta:table-count="0" meta:image-count="0" meta:object-count="0" meta:page-count="1" meta:paragraph-count="20" meta:word-count="251" meta:character-count="1531" meta:non-whitespace-character-count="1295"/>
  </office:meta>
</office:document-meta>
</file>